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F. Edward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1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Atlantic City</text:p>
      <text:p text:style-name="P2">State<text:tab/><text:tab/><text:tab/><text:tab/><text:tab/><text:tab/>NJ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THE ANNALS OF HYGIENE./</text:p>
      <text:p text:style-name="P6">UNIVERSITY OF PENNSYLVANIA PRESS,/</text:p>
      <text:p text:style-name="P6">716 FILBERT ST., PHILADELPHIA,/</text:p>
      <text:p text:style-name="P6">PUBLISHERS./</text:p>
      <text:p text:style-name="P5"><text:tab/><text:tab/>JOSEPH F. EDWARDS, A.M., M.D.,<text:tab/>OFFICE OF THE EDITOR,/</text:p>
      <text:p text:style-name="P5"><text:tab/><text:tab/><text:tab/>Editor.<text:tab/><text:tab/><text:tab/><text:tab/><text:tab/><text:tab/><text:span text:style-name="T2">1625 Pacific Avenue</text:span><text:span text:style-name="T3">./</text:span></text:p>
      <text:p text:style-name="P7"><text:span text:style-name="T3">Atlantic City, N.J., July 1 1897./</text:span></text:p>
      <text:p text:style-name="P5"><text:span text:style-name="T3">Rev: S. Morais/</text:span></text:p>
      <text:p text:style-name="P5"><text:span text:style-name="T3"><text:tab/>My Dear Sir/</text:span></text:p>
      <text:p text:style-name="P5"><text:span text:style-name="T3"><text:tab/><text:tab/>I regret very much/ that the state of your health will not/ permit you to prepare the article for/ which I am so anxious; but, of course,/ under the circumstances, it would be/ indelicate for me to push my request,/ hence I will postpone it until a more/ opportune time./</text:span></text:p>
      <text:p text:style-name="P5"><text:span text:style-name="T3"><text:tab/>May I not however ask/ that you would kindly give me a/ very brief reply to the following two/ </text:span><text:soft-page-break/><text:span text:style-name="T3">questions./</text:span></text:p>
      <text:p text:style-name="P5"><text:span text:style-name="T3">1. What do you understand as the/ length of a year in pre-historic/</text:span></text:p>
      <text:p text:style-name="P5"><text:span text:style-name="T3"/></text:p>
      <text:p text:style-name="P5"><text:span text:style-name="T3">[Page 2]</text:span></text:p>
      <text:p text:style-name="P5"><text:span text:style-name="T3">times; thus when Methuselah is said/ to have lived for 967 years, do you/ understand that he lived for 967 years/ of 365 days each and that these days/ were of the same length as our own; you/ will kindly understand that I put this/ query as bearing upon the increase, or/ decrease, of the duration of human existence./</text:span></text:p>
      <text:p text:style-name="P5"><text:span text:style-name="T3">2. How do you interpret the expression/ "Disease is a visitation of Divine/ Providence"; do you understand that/ God vindictively sends disease as a punish-/ment for sin or that disease is the automatic/ result of infringement of God's natural/ laws?/</text:span></text:p>
      <text:p text:style-name="P5"><text:span text:style-name="T3"><text:tab/>Can I also ask the suggestion from/ you of some one competent to write an/ article on "Jewish Hygiene"?/</text:span></text:p>
      <text:p text:style-name="P5"><text:span text:style-name="T3"><text:tab/>Very Truly Yours/ J. F. Edward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12:28.11</meta:creation-date>
    <meta:document-statistic meta:table-count="0" meta:image-count="0" meta:object-count="0" meta:page-count="3" meta:paragraph-count="78" meta:word-count="415" meta:character-count="2691"/>
    <dc:date>2012-01-11T12:24:41.66</dc:date>
    <dc:creator>Penn Libraries</dc:creator>
    <meta:editing-duration>PT00H12M13S</meta:editing-duration>
    <meta:editing-cycles>1</meta:editing-cycles>
    <meta:generator>OpenOffice.org/3.2$Win32 OpenOffice.org_project/320m12$Build-9483</meta:generator>
  </office:meta>
</office:document-meta>
</file>